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rdf+xml" manifest:full-path="Object 11/manifest.rdf"/>
  <manifest:file-entry manifest:media-type="text/xml" manifest:full-path="Object 11/styles.xml"/>
  <manifest:file-entry manifest:media-type="application/vnd.oasis.opendocument.spreadsheet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text/xml" manifest:full-path="Object 13/styles.xml"/>
  <manifest:file-entry manifest:media-type="application/rdf+xml" manifest:full-path="Object 13/manifest.rdf"/>
  <manifest:file-entry manifest:media-type="application/vnd.oasis.opendocument.spreadsheet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2" style:family="table-row">
      <style:table-row-properties style:min-row-height="2.148cm"/>
    </style:style>
    <style:style style:name="Tabelle3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A3" style:family="table-cell">
      <style:table-cell-properties fo:padding="0.097cm" fo:border-left="0.002cm solid #000000" fo:border-right="none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.013cm" fo:margin-left="0cm" fo:margin-right="-0.012cm" table:align="margins"/>
    </style:style>
    <style:style style:name="Tabelle4.A" style:family="table-column">
      <style:table-column-properties style:column-width="1.482cm" style:rel-column-width="5707*"/>
    </style:style>
    <style:style style:name="Tabelle4.B" style:family="table-column">
      <style:table-column-properties style:column-width="5.345cm" style:rel-column-width="20587*"/>
    </style:style>
    <style:style style:name="Tabelle4.C" style:family="table-column">
      <style:table-column-properties style:column-width="4.921cm" style:rel-column-width="18957*"/>
    </style:style>
    <style:style style:name="Tabelle4.D" style:family="table-column">
      <style:table-column-properties style:column-width="5.265cm" style:rel-column-width="2028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D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fo:break-before="page" table:align="margins"/>
    </style:style>
    <style:style style:name="Tabelle5.A" style:family="table-column">
      <style:table-column-properties style:column-width="5.53cm" style:rel-column-width="3135*"/>
    </style:style>
    <style:style style:name="Tabelle5.B" style:family="table-column">
      <style:table-column-properties style:column-width="11.483cm" style:rel-column-width="6510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language="de" fo:country="D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start" style:justify-single-word="false"/>
      <style:text-properties fo:language="en" fo:country="US"/>
    </style:style>
    <style:style style:name="P9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P10" style:family="paragraph" style:parent-style-name="Standard" style:list-style-name="L2">
      <style:paragraph-properties fo:text-align="start" style:justify-single-word="false"/>
      <style:text-properties fo:language="en" fo:country="US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language="en" fo:country="US"/>
    </style:style>
    <style:style style:name="P13" style:family="paragraph" style:parent-style-name="Standard">
      <style:paragraph-properties fo:text-align="start" style:justify-single-word="false"/>
      <style:text-properties fo:language="de" fo:country="DE"/>
    </style:style>
    <style:style style:name="P14" style:family="paragraph" style:parent-style-name="Standard">
      <style:paragraph-properties fo:text-align="start" style:justify-single-word="false" fo:break-before="page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language="de" fo:country="DE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/>
    </style:style>
    <style:style style:name="P17" style:family="paragraph" style:parent-style-name="Table_20_Contents">
      <style:paragraph-properties fo:text-align="start" style:justify-single-word="false"/>
      <style:text-properties fo:language="de" fo:country="DE"/>
    </style:style>
    <style:style style:name="P18" style:family="paragraph" style:parent-style-name="Table_20_Contents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style:font-name="Times New Roman" fo:font-size="11pt" fo:language="en" fo:country="US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font-name="Times New Roman" fo:language="en" fo:country="US"/>
    </style:style>
    <style:style style:name="T5" style:family="text">
      <style:text-properties fo:color="#800000" fo:language="en" fo:country="US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top" style:vertical-rel="paragraph" style:horizontal-pos="left" style:horizontal-rel="paragraph" draw:ole-draw-aspect="1"/>
    </style:style>
    <style:style style:name="fr3" style:family="graphic" style:parent-style-name="OLE">
      <style:graphic-properties style:horizontal-pos="left" style:horizontal-rel="paragraph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Aufgabe </text:p>
      <text:p text:style-name="P2"/>
      <text:p text:style-name="Standard">Ermitteln Sie die Lösungsmengen der Ungleichung:</text:p>
      <text:p text:style-name="P1"><draw:frame draw:style-name="fr1" draw:name="Objekt1" text:anchor-type="as-char" svg:y="-0.619cm" svg:width="2.969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1" draw:name="Objekt4" text:anchor-type="as-char" svg:y="-0.818cm" svg:width="1.939cm" svg:height="1.485cm" draw:z-index="2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kt2" text:anchor-type="as-char" svg:y="-0.818cm" svg:width="2.914cm" svg:height="1.485cm" draw:z-index="3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1" draw:name="Objekt3" text:anchor-type="as-char" svg:y="-2.602cm" svg:width="6.493cm" svg:height="5.054cm" draw:z-index="4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3"><draw:frame draw:style-name="fr2" draw:name="Objekt5" text:anchor-type="paragraph" svg:width="12.377cm" svg:height="7.53cm" draw:z-index="1"><draw:object xlink:href="../quadratfunktion.odg" xlink:type="simple" xlink:show="embed" xlink:actuate="onLoad"/><draw:image xlink:href="./ObjectReplacements/Object 5" xlink:type="simple" xlink:show="embed" xlink:actuate="onLoad"/></draw:frame><text:span text:style-name="T1"> </text:span><text:span text:style-name="T1"><draw:frame draw:style-name="fr1" draw:name="Objekt7" text:anchor-type="as-char" svg:y="-0.818cm" svg:width="2.321cm" svg:height="1.485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line-break/><text:line-break/></text:span><text:span text:style-name="T1"><draw:frame draw:style-name="fr1" draw:name="Objekt6" text:anchor-type="as-char" svg:y="-1.374cm" svg:width="6.779cm" svg:height="2.598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"><text:line-break/></text:span></text:p>
      <text:p text:style-name="P3"><text:span text:style-name="T1">(keine L</text:span><text:span text:style-name="T2">ösung </text:span><text:span text:style-name="T1">zu dieser Aufgabe </text:span><text:span text:style-name="T2">gefunden</text:span><text:span text:style-name="T1">)</text:span></text:p>
      <text:p text:style-name="P4"/>
      <text:p text:style-name="P14">2. Aufgabe</text:p>
      <text:p text:style-name="P11"/>
      <text:p text:style-name="P4">Beweisen oder widerlegen Sie mittels Wahrheitstafeln, dass die folgenden Junktoren dem Assoziativgesetz (A * B) * C ⇔ A * (B * C) gehorchen (* steht stellvertretend fur den jeweiligen Junktor).</text:p>
      <text:list xml:id="list2184872004059586975" text:style-name="L1">
        <text:list-item>
          <text:p text:style-name="P9">Aquivalenz ↔</text:p>
        </text:list-item>
        <text:list-item>
          <text:p text:style-name="P9">Implikation → </text:p>
        </text:list-item>
        <text:list-item>
          <text:p text:style-name="P9">Negation der Disjunktion (weder noch) ↓ (Peirce-Pfeil) </text:p>
        </text:list-item>
      </text:list>
      <text:p text:style-name="P4"/>
      <text:p text:style-name="P3"><text:span text:style-name="T1">Die Aussagen sind jeweils </text:span><text:span text:style-name="T3">wahr genau dann, wenn der Wert in der letzten Spalte </text:span><text:span text:style-name="T4">immer 1 ist:</text:span></text:p>
      <text:p text:style-name="P3"><text:span text:style-name="T4">a)</text:span><text:span text:style-name="T4"><draw:frame draw:style-name="fr1" draw:name="Objekt8" text:anchor-type="as-char" svg:y="-0.377cm" svg:width="5.193cm" svg:height="0.485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/text:span></text:p>
      <text:p text:style-name="P12"/>
      <text:p text:style-name="P12"><draw:frame draw:style-name="fr3" draw:name="Objekt9" text:anchor-type="paragraph" svg:width="14.302cm" svg:height="4.066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12">Konjunktive Normalform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Formel</text:p>
          </table:table-cell>
          <table:table-cell table:style-name="Tabelle1.B1" office:value-type="string">
            <text:p text:style-name="P7">Umstellung</text:p>
          </table:table-cell>
        </table:table-row>
        <table:table-row>
          <table:table-cell table:style-name="Tabelle1.A2" office:value-type="string">
            <text:p text:style-name="P6"><draw:frame draw:style-name="fr1" draw:name="Objekt18" text:anchor-type="as-char" svg:y="-0.808cm" svg:width="8.271cm" svg:height="1.478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</text:p>
          </table:table-cell>
          <table:table-cell table:style-name="Tabelle1.B2" office:value-type="string">
            <text:p text:style-name="P7">Darstellung als paarweise Implikation<text:line-break/>Implikation</text:p>
          </table:table-cell>
        </table:table-row>
      </table:table>
      <text:p text:style-name="P4"/>
      <text:p text:style-name="P4"/>
      <text:p text:style-name="P3"><text:span text:style-name="T1">b)</text:span><text:span text:style-name="T1"><draw:frame draw:style-name="fr1" draw:name="Objekt10" text:anchor-type="as-char" svg:y="-0.377cm" svg:width="4.909cm" svg:height="0.485cm" draw:z-index="2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/>
      <text:p text:style-name="P4"><draw:frame draw:style-name="fr3" draw:name="Objekt11" text:anchor-type="paragraph" svg:width="14.413cm" svg:height="4.06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Disjunktive Normalformen: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7">Formel</text:p>
          </table:table-cell>
          <table:table-cell table:style-name="Tabelle3.B1" office:value-type="string">
            <text:p text:style-name="P7">Umstellung</text:p>
          </table:table-cell>
        </table:table-row>
        <table:table-row table:style-name="Tabelle3.2">
          <table:table-cell table:style-name="Tabelle3.A2" office:value-type="string">
            <text:p text:style-name="P6"><draw:frame draw:style-name="fr1" draw:name="Objekt17" text:anchor-type="as-char" svg:y="-1.067cm" svg:width="3.276cm" svg:height="2cm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e3.B2" office:value-type="string">
            <text:p text:style-name="P7">Implikation in der Klammer<text:line-break/>Implikation<text:line-break/>De Morgansches Gesetz</text:p>
          </table:table-cell>
        </table:table-row>
        <table:table-row table:style-name="Tabelle3.2">
          <table:table-cell table:style-name="Tabelle3.A3" office:value-type="string">
            <text:p text:style-name="P6"><draw:frame draw:style-name="fr1" draw:name="Objekt14" text:anchor-type="as-char" svg:y="-0.813cm" svg:width="3.103cm" svg:height="1.476cm" draw:z-index="1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e3.B2" office:value-type="string">
            <text:p text:style-name="P7">Implikation in der Klammer</text:p>
            <text:p text:style-name="P7">Implikation</text:p>
          </table:table-cell>
        </table:table-row>
      </table:table>
      <text:p text:style-name="P5"><text:soft-page-break/>c<text:span text:style-name="T1">) </text:span><text:span text:style-name="T1"><draw:frame draw:style-name="fr1" draw:name="Objekt12" text:anchor-type="as-char" svg:y="-0.377cm" svg:width="4.928cm" svg:height="0.485cm" draw:z-index="8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4"/>
      <text:p text:style-name="P4"><draw:frame draw:style-name="fr3" draw:name="Objekt13" text:anchor-type="paragraph" svg:width="12.638cm" svg:height="4.066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Konjunktive Normalform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Formel</text:p>
          </table:table-cell>
          <table:table-cell table:style-name="Tabelle2.B1" office:value-type="string">
            <text:p text:style-name="P7">Umstellung</text:p>
          </table:table-cell>
        </table:table-row>
        <table:table-row>
          <table:table-cell table:style-name="Tabelle2.A2" office:value-type="string">
            <text:p text:style-name="P6"><draw:frame draw:style-name="fr1" draw:name="Objekt15" text:anchor-type="as-char" svg:y="-0.815cm" svg:width="3.567cm" svg:height="1.496cm" draw:z-index="12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elle2.B2" office:value-type="string">
            <text:p text:style-name="P7">Darstellung als verschachteltes “Nicht oder”<text:line-break/>De Morgansches Gesetz</text:p>
          </table:table-cell>
        </table:table-row>
        <table:table-row>
          <table:table-cell table:style-name="Tabelle2.A2" office:value-type="string">
            <text:p text:style-name="P6"><draw:frame draw:style-name="fr1" draw:name="Objekt16" text:anchor-type="as-char" svg:y="-0.813cm" svg:width="3.552cm" svg:height="1.492cm" draw:z-index="13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e2.B2" office:value-type="string">
            <text:p text:style-name="P7">Darstellung als verschachteltes “Nicht oder”<text:line-break/>De Morgansches Gesetz</text:p>
          </table:table-cell>
        </table:table-row>
      </table:table>
      <text:p text:style-name="P4"/>
      <text:p text:style-name="P4"/>
      <text:p text:style-name="P14">3. Aufgabe</text:p>
      <text:p text:style-name="P11"/>
      <text:p text:style-name="P4">In Soho ist ein Mord geschehen. Als Tater kommen Patrick, Steven, Diana und Mary in Frage – möglicherweise waren auch mehrere von ihnen an der Tat beteiligt. Die polizeilichen Ermittlungen ergeben: </text:p>
      <text:p text:style-name="P4"/>
      <text:list xml:id="list3380420820219940777" text:style-name="L2">
        <text:list-item>
          <text:p text:style-name="P10">Wenn es Patrick war, so war Steven ein Mittater und Diana ist unschuldig.</text:p>
        </text:list-item>
        <text:list-item>
          <text:p text:style-name="P10">Diana oder Steven waren an der Tat beteiligt, aber es kann ausgeschlossen werden, dass Steven ohne Patrick gemeuchelt hat. </text:p>
        </text:list-item>
        <text:list-item>
          <text:p text:style-name="P10">Mary ist nur dann eine Taterin, wenn auch Steven und Diana dabei waren. </text:p>
        </text:list-item>
        <text:list-item>
          <text:p text:style-name="P10">Wenn aber Diana an dem Mord beteiligt sein sollte, dann ist auf jeden Fall Steven ein Mittäter und Mary ist unschuldig.</text:p>
          <text:p text:style-name="P10"/>
        </text:list-item>
      </text:list>
      <text:p text:style-name="P4">Well, whodunit? </text:p>
      <text:p text:style-name="P5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7">Person</text:p>
          </table:table-cell>
          <table:table-cell table:style-name="Tabelle4.A1" office:value-type="string">
            <text:p text:style-name="P7">Formel</text:p>
          </table:table-cell>
          <table:table-cell table:style-name="Tabelle4.A1" office:value-type="string">
            <text:p text:style-name="P7">Regel zur Umstellung</text:p>
          </table:table-cell>
          <table:table-cell table:style-name="Tabelle4.D1" office:value-type="string">
            <text:p text:style-name="P7">Erkl<text:span text:style-name="T2">ärung</text:span></text:p>
          </table:table-cell>
        </table:table-row>
        <table:table-row>
          <table:table-cell table:style-name="Tabelle4.A2" office:value-type="string">
            <text:p text:style-name="P7">Diana</text:p>
          </table:table-cell>
          <table:table-cell table:style-name="Tabelle4.A2" office:value-type="string">
            <text:p text:style-name="P6"><draw:frame draw:style-name="fr1" draw:name="Objekt19" text:anchor-type="as-char" svg:y="-1.065cm" svg:width="4.212cm" svg:height="1.997cm" draw:z-index="14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6"><text:span text:style-name="T1">1. u. 2. Umstellung:</text:span><draw:frame draw:style-name="fr1" draw:name="Objekt20" text:anchor-type="as-char" svg:y="-1.065cm" svg:width="4.075cm" svg:height="1.997cm" draw:z-index="15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P7">3. Umstellung:</text:p>
            <text:p text:style-name="P7"><draw:frame draw:style-name="fr1" draw:name="Objekt23" text:anchor-type="as-char" svg:y="-0.815cm" svg:width="4.969cm" svg:height="1.496cm" draw:z-index="22"><draw:object xlink:href="./Object 23" xlink:type="simple" xlink:show="embed" xlink:actuate="onLoad"/><draw:image xlink:href="./ObjectReplacements/Object 23" xlink:type="simple" xlink:show="embed" xlink:actuate="onLoad"/><svg:desc>Formel</svg:desc></draw:frame></text:p>
          </table:table-cell>
          <table:table-cell table:style-name="Tabelle4.A2" office:value-type="string">
            <text:p text:style-name="P7">1. De Morgansches Gesetz:</text:p>
            <text:p text:style-name="P6"><text:span text:style-name="T1"><draw:frame draw:style-name="fr1" draw:name="Objekt21" text:anchor-type="as-char" svg:y="-0.377cm" svg:width="3.775cm" svg:height="0.483cm" draw:z-index="16"><draw:object xlink:href="./Object 21" xlink:type="simple" xlink:show="embed" xlink:actuate="onLoad"/><draw:image xlink:href="./ObjectReplacements/Object 21" xlink:type="simple" xlink:show="embed" xlink:actuate="onLoad"/></draw:frame></text:span><text:span text:style-name="T1"><text:line-break/>2. Implikation:</text:span></text:p>
            <text:p text:style-name="P7"><draw:frame draw:style-name="fr1" draw:name="Objekt22" text:anchor-type="as-char" svg:y="-0.377cm" svg:width="2.886cm" svg:height="0.467cm" draw:z-index="21"><draw:object xlink:href="./Object 22" xlink:type="simple" xlink:show="embed" xlink:actuate="onLoad"/><draw:image xlink:href="./ObjectReplacements/Object 22" xlink:type="simple" xlink:show="embed" xlink:actuate="onLoad"/></draw:frame></text:p>
            <text:p text:style-name="P7">3. Assoziativgesetz</text:p>
          </table:table-cell>
          <table:table-cell table:style-name="Tabelle4.D2" office:value-type="string">
            <text:p text:style-name="P17">Die gegebene Argumentation führt zu dem Kettenschluss, dass Dianas Beteiligung an dem Mord ein Widerspruch wäre.</text:p>
          </table:table-cell>
        </table:table-row>
        <table:table-row>
          <table:table-cell table:style-name="Tabelle4.A2" office:value-type="string">
            <text:p text:style-name="P6">Steven</text:p>
          </table:table-cell>
          <table:table-cell table:style-name="Tabelle4.A2" office:value-type="string">
            <text:p text:style-name="P6"><draw:frame draw:style-name="fr1" draw:name="Objekt24" text:anchor-type="as-char" svg:y="-1.067cm" svg:width="4.221cm" svg:height="2cm" draw:z-index="23"><draw:object xlink:href="./Object 24" xlink:type="simple" xlink:show="embed" xlink:actuate="onLoad"/><draw:image xlink:href="./ObjectReplacements/Object 24" xlink:type="simple" xlink:show="embed" xlink:actuate="onLoad"/><svg:desc>Formel</svg:desc></draw:frame></text:p>
          </table:table-cell>
          <table:table-cell table:style-name="Tabelle4.A2" office:value-type="string">
            <text:p text:style-name="P6"/>
          </table:table-cell>
          <table:table-cell table:style-name="Tabelle4.D2" office:value-type="string">
            <text:p text:style-name="P6">„Diana oder Steven waren an der Tat beteiligt.“ <text:span text:style-name="T1">D</text:span>a Dianas Beteiligung bereits ausgeschlossen wurde, muss Steven ein Täter sein.</text:p>
          </table:table-cell>
        </table:table-row>
        <table:table-row>
          <table:table-cell table:style-name="Tabelle4.A2" office:value-type="string">
            <text:p text:style-name="P7">Patrick</text:p>
          </table:table-cell>
          <table:table-cell table:style-name="Tabelle4.A2" office:value-type="string">
            <text:p text:style-name="P6"><draw:frame draw:style-name="fr1" draw:name="Objekt25" text:anchor-type="as-char" svg:y="-1.067cm" svg:width="4.221cm" svg:height="2cm" draw:z-index="24"><draw:object xlink:href="./Object 25" xlink:type="simple" xlink:show="embed" xlink:actuate="onLoad"/><draw:image xlink:href="./ObjectReplacements/Object 25" xlink:type="simple" xlink:show="embed" xlink:actuate="onLoad"/><svg:desc>Formel</svg:desc></draw:frame></text:p>
            <text:p text:style-name="P6"><text:span text:style-name="T1">1. u. 2. Umstellung:</text:span><draw:frame draw:style-name="fr1" draw:name="Objekt26" text:anchor-type="as-char" svg:y="-1.067cm" svg:width="4.083cm" svg:height="2cm" draw:z-index="25"><draw:object xlink:href="./Object 26" xlink:type="simple" xlink:show="embed" xlink:actuate="onLoad"/><draw:image xlink:href="./ObjectReplacements/Object 26" xlink:type="simple" xlink:show="embed" xlink:actuate="onLoad"/><svg:desc>Formel</svg:desc></draw:frame></text:p>
          </table:table-cell>
          <table:table-cell table:style-name="Tabelle4.A2" office:value-type="string">
            <text:p text:style-name="P7">(wie oben)</text:p>
            <text:p text:style-name="P7">1. De Morgansches Gesetz:</text:p>
            <text:p text:style-name="P6"><text:span text:style-name="T1"><draw:frame draw:style-name="fr1" draw:name="Objekt28" text:anchor-type="as-char" svg:y="-0.377cm" svg:width="3.775cm" svg:height="0.483cm" draw:z-index="26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1"><text:line-break/>2. Implikation:</text:span></text:p>
            <text:p text:style-name="P7"><draw:frame draw:style-name="fr1" draw:name="Objekt27" text:anchor-type="as-char" svg:y="-0.377cm" svg:width="2.893cm" svg:height="0.469cm" draw:z-index="27"><draw:object xlink:href="./Object 27" xlink:type="simple" xlink:show="embed" xlink:actuate="onLoad"/><draw:image xlink:href="./ObjectReplacements/Object 27" xlink:type="simple" xlink:show="embed" xlink:actuate="onLoad"/><svg:desc>Formel</svg:desc></draw:frame></text:p>
          </table:table-cell>
          <table:table-cell table:style-name="Tabelle4.D2" office:value-type="string">
            <text:p text:style-name="P7">Stevens <text:span text:style-name="T2">Tatbeteiligung impliziert Patricks Mittäterschaft.</text:span></text:p>
          </table:table-cell>
        </table:table-row>
        <table:table-row>
          <table:table-cell table:style-name="Tabelle4.A2" office:value-type="string">
            <text:p text:style-name="P6">Mary</text:p>
          </table:table-cell>
          <table:table-cell table:style-name="Tabelle4.A2" office:value-type="string">
            <text:p text:style-name="P6"><draw:frame draw:style-name="fr1" draw:name="Objekt29" text:anchor-type="as-char" svg:y="-1.067cm" svg:width="4.221cm" svg:height="2cm" draw:z-index="28"><draw:object xlink:href="./Object 29" xlink:type="simple" xlink:show="embed" xlink:actuate="onLoad"/><draw:image xlink:href="./ObjectReplacements/Object 29" xlink:type="simple" xlink:show="embed" xlink:actuate="onLoad"/><svg:desc>Formel</svg:desc></draw:frame></text:p>
          </table:table-cell>
          <table:table-cell table:style-name="Tabelle4.A2" office:value-type="string">
            <text:p text:style-name="P6"/>
          </table:table-cell>
          <table:table-cell table:style-name="Tabelle4.D2" office:value-type="string">
            <text:p text:style-name="P7"><text:span text:style-name="T2">Durch</text:span> Diana<text:span text:style-name="T2">s</text:span> <text:span text:style-name="T2">N</text:span>icht<text:span text:style-name="T2">teilnahme</text:span> an dem Mord <text:span text:style-name="T2">ist Marys Teilnahme ausgeschlossen.</text:span></text:p>
          </table:table-cell>
        </table:table-row>
      </table:table>
      <text:p text:style-name="P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6">Formel</text:p>
          </table:table-cell>
          <table:table-cell table:style-name="Tabelle5.B1" office:value-type="string">
            <text:p text:style-name="P6">Identitäten</text:p>
          </table:table-cell>
        </table:table-row>
        <table:table-row>
          <table:table-cell table:style-name="Tabelle5.A2" office:value-type="string">
            <text:p text:style-name="P6"><draw:frame draw:style-name="fr1" draw:name="Objekt34" text:anchor-type="as-char" svg:y="-1.065cm" svg:width="4.212cm" svg:height="1.997cm" draw:z-index="29"><draw:object xlink:href="./Object 34" xlink:type="simple" xlink:show="embed" xlink:actuate="onLoad"/><draw:image xlink:href="./ObjectReplacements/Object 34" xlink:type="simple" xlink:show="embed" xlink:actuate="onLoad"/><svg:desc>Formel</svg:desc></draw:frame></text:p>
          </table:table-cell>
          <table:table-cell table:style-name="Tabelle5.B2" office:value-type="string">
            <text:p text:style-name="P6">Assoziativgesetz</text:p>
            <text:p text:style-name="P7">De Morgansches Gesetz, Implikation</text:p>
          </table:table-cell>
        </table:table-row>
        <table:table-row>
          <table:table-cell table:style-name="Tabelle5.A2" office:value-type="string">
            <text:p text:style-name="P6"><draw:frame draw:style-name="fr1" draw:name="Objekt35" text:anchor-type="as-char" svg:y="-0.815cm" svg:width="4.969cm" svg:height="1.496cm" draw:z-index="30"><draw:object xlink:href="./Object 35" xlink:type="simple" xlink:show="embed" xlink:actuate="onLoad"/><draw:image xlink:href="./ObjectReplacements/Object 35" xlink:type="simple" xlink:show="embed" xlink:actuate="onLoad"/><svg:desc>Formel</svg:desc></draw:frame></text:p>
          </table:table-cell>
          <table:table-cell table:style-name="Tabelle5.B2" office:value-type="string">
            <text:p text:style-name="P6"><text:span text:style-name="T5">Kettenschluss</text:span><text:span text:style-name="T1">, </text:span>Komplementarität</text:p>
          </table:table-cell>
        </table:table-row>
        <table:table-row>
          <table:table-cell table:style-name="Tabelle5.A2" office:value-type="string">
            <text:p text:style-name="P6"><draw:frame draw:style-name="fr1" draw:name="Objekt36" text:anchor-type="as-char" svg:y="-1.067cm" svg:width="4.09cm" svg:height="2cm" draw:z-index="32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e5.B2" office:value-type="string">
            <text:p text:style-name="P6">Implikation</text:p>
            <text:p text:style-name="P6">Neutralität, <text:span text:style-name="T1">D</text:span>e Morgan<text:span text:style-name="T1">sches Gesetz</text:span></text:p>
            <text:p text:style-name="P6"><text:span text:style-name="T1">Implikation, De Morgansches Gesetz</text:span></text:p>
            <text:p text:style-name="P6"><text:span text:style-name="T1">Implikation</text:span></text:p>
          </table:table-cell>
        </table:table-row>
        <table:table-row>
          <table:table-cell table:style-name="Tabelle5.A2" office:value-type="string">
            <text:p text:style-name="P6"><draw:frame draw:style-name="fr1" draw:name="Objekt37" text:anchor-type="as-char" svg:y="-1.067cm" svg:width="2.976cm" svg:height="2cm" draw:z-index="31"><draw:object xlink:href="./Object 37" xlink:type="simple" xlink:show="embed" xlink:actuate="onLoad"/><draw:image xlink:href="./ObjectReplacements/Object 37" xlink:type="simple" xlink:show="embed" xlink:actuate="onLoad"/><svg:desc>Formel</svg:desc></draw:frame></text:p>
          </table:table-cell>
          <table:table-cell table:style-name="Tabelle5.B2" office:value-type="string">
            <text:p text:style-name="P7">Absorbtion</text:p>
            <text:p text:style-name="P7">Distributivgesetz, Komplementarität, Neutralität</text:p>
            <text:p text:style-name="P7">Permanenz, Neutralität</text:p>
            <text:p text:style-name="P7">Permanenz</text:p>
          </table:table-cell>
        </table:table-row>
        <table:table-row>
          <table:table-cell table:style-name="Tabelle5.A2" office:value-type="string">
            <text:p text:style-name="P6"><draw:frame draw:style-name="fr4" draw:name="Objekt38" text:anchor-type="as-char" svg:y="-0.377cm" svg:width="2.965cm" svg:height="0.467cm" draw:z-index="33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le5.B2" office:value-type="string">
            <text:p text:style-name="P7"/>
          </table:table-cell>
        </table:table-row>
      </table:table>
      <text:p text:style-name="P5"/>
      <text:p text:style-name="P4">Steven und Patrick sind die M<text:span text:style-name="T2">ör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Berger</meta:initial-creator>
    <meta:creation-date>2016-11-22T12:30:35.45</meta:creation-date>
    <dc:date>2016-11-23T00:58:31.13</dc:date>
    <dc:creator>Stefan Berger</dc:creator>
    <meta:editing-duration>PT1H56M28S</meta:editing-duration>
    <meta:editing-cycles>4</meta:editing-cycles>
    <meta:generator>OpenOffice/4.1.3$Win32 OpenOffice.org_project/413m1$Build-9783</meta:generator>
    <meta:document-statistic meta:table-count="5" meta:image-count="0" meta:object-count="34" meta:page-count="5" meta:paragraph-count="89" meta:word-count="351" meta:character-count="2455"/>
  </office:meta>
</office:document-meta>
</file>

<file path=Object 1/content.xml><?xml version="1.0" encoding="utf-8"?>
<math xmlns="http://www.w3.org/1998/Math/MathML">
  <semantics>
    <mrow>
      <mfrac>
        <mrow>
          <mrow>
            <mn>2x</mn>
            <mo stretchy="false">+</mo>
            <mn>1</mn>
          </mrow>
        </mrow>
        <mrow>
          <mn>2</mn>
          <mi>−</mi>
          <mn>3x</mn>
        </mrow>
      </mfrac>
      <mi/>
      <mi>≤</mi>
      <mi/>
      <mfrac>
        <mrow>
          <mrow>
            <mn>2x</mn>
            <mo stretchy="false">+</mo>
            <mn>3</mn>
          </mrow>
        </mrow>
        <mrow>
          <mn>3x</mn>
          <mi>−</mi>
          <mn>4</mn>
        </mrow>
      </mfrac>
    </mrow>
    <annotation encoding="StarMath 5.0">{2x + 1} over {2 − 3x} ` ≤ ` {2x + 3} over {3x − 4}</annotation>
  </semantics>
</math>
</file>

<file path=Object 10/content.xml><?xml version="1.0" encoding="utf-8"?>
<math xmlns="http://www.w3.org/1998/Math/MathML">
  <semantics>
    <mrow>
      <mrow>
        <mo stretchy="false">(</mo>
        <mrow>
          <mi>A</mi>
          <mrow>
            <mi/>
            <mo stretchy="false">→</mo>
            <mi>B</mi>
          </mrow>
        </mrow>
        <mo stretchy="false">)</mo>
      </mrow>
      <mrow>
        <mi/>
        <mo stretchy="false">→</mo>
        <mi>C</mi>
      </mrow>
      <mo stretchy="false">⇔</mo>
      <mi>A</mi>
      <mrow>
        <mi/>
        <mo stretchy="false">→</mo>
        <mrow>
          <mo stretchy="false">(</mo>
          <mrow>
            <mi>B</mi>
            <mrow>
              <mi/>
              <mo stretchy="false">→</mo>
              <mi>C</mi>
            </mrow>
          </mrow>
          <mo stretchy="false">)</mo>
        </mrow>
      </mrow>
    </mrow>
    <annotation encoding="StarMath 5.0">(A ` toward B) ` toward C dlrarrow A ` toward (B ` toward C)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335cm"/>
    </style:style>
    <style:style style:name="co6" style:family="table-column">
      <style:table-column-properties fo:break-before="auto" style:column-width="5.3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4" table:default-cell-style-name="ce4"/>
        <table:table-column table:style-name="co5" table:number-columns-repeated="2" table:default-cell-style-name="ce2"/>
        <table:table-column table:style-name="co6" table:default-cell-style-name="ce2"/>
        <table:table-row table:style-name="ro1">
          <table:table-cell table:number-columns-repeated="9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 → B</text:p>
          </table:table-cell>
          <table:table-cell table:style-name="ce3" office:value-type="string">
            <text:p>B → C</text:p>
          </table:table-cell>
          <table:table-cell table:style-name="ce1" office:value-type="string">
            <text:p>(A → B) → C</text:p>
          </table:table-cell>
          <table:table-cell table:style-name="ce1" office:value-type="string">
            <text:p>A → (B → C)</text:p>
          </table:table-cell>
          <table:table-cell table:style-name="ce5" office:value-type="string">
            <text:p>((A → B) → C) ↔ (A → (B → C))</text:p>
          </table:table-cell>
        </table:table-row>
        <table:table-row table:style-name="ro1">
          <table:table-cell table:number-columns-repeated="9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table:number-columns-repeated="8" office:value-type="float" office:value="1">
            <text:p>1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.11.2016</text:date>, <text:time>19:0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math xmlns="http://www.w3.org/1998/Math/MathML">
  <semantics>
    <mrow>
      <mrow>
        <mo stretchy="false">(</mo>
        <mrow>
          <mi>A</mi>
          <mi/>
          <mo stretchy="false">↓</mo>
          <mi>B</mi>
        </mrow>
        <mo stretchy="false">)</mo>
      </mrow>
      <mi/>
      <mo stretchy="false">↓</mo>
      <mi>C</mi>
      <mo stretchy="false">⇔</mo>
      <mi>A</mi>
      <mi/>
      <mo stretchy="false">↓</mo>
      <mrow>
        <mo stretchy="false">(</mo>
        <mrow>
          <mi>B</mi>
          <mi/>
          <mo stretchy="false">↓</mo>
          <mi>C</mi>
        </mrow>
        <mo stretchy="false">)</mo>
      </mrow>
    </mrow>
    <annotation encoding="StarMath 5.0">(A ` downarrow B) ` downarrow C dlrarrow A ` downarrow (B ` downarrow C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2.002cm"/>
    </style:style>
    <style:style style:name="co5" style:family="table-column">
      <style:table-column-properties fo:break-before="auto" style:column-width="4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18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 table:number-columns-repeated="18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 ↓ B</text:p>
          </table:table-cell>
          <table:table-cell table:style-name="ce3" office:value-type="string">
            <text:p>B ↓ C</text:p>
          </table:table-cell>
          <table:table-cell table:style-name="ce1" office:value-type="string">
            <text:p>(A ↓ B) ↓ C</text:p>
          </table:table-cell>
          <table:table-cell table:style-name="ce1" office:value-type="string">
            <text:p>A ↓ (B ↓ C)</text:p>
          </table:table-cell>
          <table:table-cell table:style-name="ce5" office:value-type="string">
            <text:p>((A ↓ B) ↓ C) ↔ (A ↓ (B ↓ C))</text:p>
          </table:table-cell>
        </table:table-row>
        <table:table-row table:style-name="ro1">
          <table:table-cell table:number-columns-repeated="18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18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8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8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.11.2016</text:date>, <text:time>15:24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math xmlns="http://www.w3.org/1998/Math/MathML">
  <semantics>
    <mtable>
      <mtr>
        <mtd>
          <mrow>
            <mi>A</mi>
            <mrow>
              <mi/>
              <mo stretchy="false">→</mo>
              <mi/>
            </mrow>
            <mrow>
              <mo stretchy="false">(</mo>
              <mrow>
                <mi>B</mi>
                <mrow>
                  <mi/>
                  <mo stretchy="false">→</mo>
                  <mi/>
                </mrow>
                <mi>C</mi>
              </mrow>
              <mo stretchy="false">)</mo>
            </mrow>
            <mi/>
          </mrow>
        </mtd>
      </mtr>
      <mtr>
        <mtd>
          <mrow>
            <mo stretchy="false">⇔</mo>
            <mi>A</mi>
            <mrow>
              <mi/>
              <mo stretchy="false">→</mo>
              <mi/>
            </mrow>
            <mrow>
              <mo stretchy="false">(</mo>
              <mrow>
                <mrow>
                  <mo stretchy="false">¬</mo>
                  <mi>B</mi>
                </mrow>
                <mrow>
                  <mi/>
                  <mo stretchy="false">∨</mo>
                  <mi>C</mi>
                </mrow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¬</mo>
              <mi>A</mi>
            </mrow>
            <mrow>
              <mi/>
              <mo stretchy="false">∨</mo>
              <mrow>
                <mo stretchy="false">¬</mo>
                <mi>B</mi>
              </mrow>
            </mrow>
            <mrow>
              <mi/>
              <mo stretchy="false">∨</mo>
              <mi>C</mi>
            </mrow>
          </mrow>
        </mtd>
      </mtr>
    </mtable>
    <annotation encoding="StarMath 5.0">alignl A ` toward ` (B ` toward ` C) ` newline
alignl dlrarrow  A ` toward ` (neg B ` or C) ` newline
alignl dlrarrow  neg A ` or neg B ` or C</annotation>
  </semantics>
</math>
</file>

<file path=Object 15/content.xml><?xml version="1.0" encoding="utf-8"?>
<math xmlns="http://www.w3.org/1998/Math/MathML">
  <semantics>
    <mtable>
      <mtr>
        <mtd>
          <mrow>
            <mrow>
              <mo stretchy="false">(</mo>
              <mrow>
                <mi>A</mi>
                <mi/>
                <mo stretchy="false">↓</mo>
                <mi>B</mi>
              </mrow>
              <mo stretchy="false">)</mo>
            </mrow>
            <mi/>
            <mo stretchy="false">↓</mo>
            <mi>C</mi>
            <mi/>
          </mrow>
        </mtd>
      </mtr>
      <mtr>
        <mtd>
          <mrow>
            <mo stretchy="false">⇔</mo>
            <mrow>
              <mo stretchy="false">¬</mo>
              <mrow>
                <mo stretchy="false">(</mo>
                <mrow>
                  <mrow>
                    <mo stretchy="false">¬</mo>
                    <mrow>
                      <mo stretchy="false">(</mo>
                      <mrow>
                        <mi>A</mi>
                        <mrow>
                          <mi/>
                          <mo stretchy="false">∨</mo>
                          <mi>B</mi>
                        </mrow>
                      </mrow>
                      <mo stretchy="false">)</mo>
                    </mrow>
                  </mrow>
                  <mrow>
                    <mi/>
                    <mo stretchy="false">∨</mo>
                    <mi>C</mi>
                  </mrow>
                </mrow>
                <mo stretchy="false">)</mo>
              </mrow>
            </mrow>
            <mi/>
          </mrow>
        </mtd>
      </mtr>
      <mtr>
        <mtd>
          <mrow>
            <mo stretchy="false">⇔</mo>
            <mrow>
              <mo stretchy="false">(</mo>
              <mrow>
                <mi>A</mi>
                <mrow>
                  <mi/>
                  <mo stretchy="false">∨</mo>
                  <mi>B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i>C</mi>
              </mrow>
            </mrow>
          </mrow>
        </mtd>
      </mtr>
    </mtable>
    <annotation encoding="StarMath 5.0">alignl (A ` downarrow B) ` downarrow C ` newline
alignl dlrarrow neg (neg (A ` or B) ` or C) ` newline
alignl dlrarrow ( A ` or B) ` and neg C</annotation>
  </semantics>
</math>
</file>

<file path=Object 16/content.xml><?xml version="1.0" encoding="utf-8"?>
<math xmlns="http://www.w3.org/1998/Math/MathML">
  <semantics>
    <mtable>
      <mtr>
        <mtd>
          <mrow>
            <mi>A</mi>
            <mi/>
            <mo stretchy="false">↓</mo>
            <mrow>
              <mo stretchy="false">(</mo>
              <mrow>
                <mi>B</mi>
                <mi/>
                <mo stretchy="false">↓</mo>
                <mi>C</mi>
              </mrow>
              <mo stretchy="false">)</mo>
            </mrow>
            <mi/>
          </mrow>
        </mtd>
      </mtr>
      <mtr>
        <mtd>
          <mrow>
            <mo stretchy="false">⇔</mo>
            <mrow>
              <mo stretchy="false">¬</mo>
              <mrow>
                <mo stretchy="false">(</mo>
                <mrow>
                  <mi>A</mi>
                  <mrow>
                    <mi/>
                    <mo stretchy="false">∨</mo>
                    <mrow>
                      <mo stretchy="false">¬</mo>
                      <mrow>
                        <mo stretchy="false">(</mo>
                        <mrow>
                          <mi>B</mi>
                          <mrow>
                            <mi/>
                            <mo stretchy="false">∨</mo>
                            <mi>C</mi>
                          </mrow>
                        </mrow>
                        <mo stretchy="false">)</mo>
                      </mrow>
                    </mrow>
                  </mrow>
                </mrow>
                <mo stretchy="false">)</mo>
              </mrow>
            </mrow>
            <mi/>
          </mrow>
        </mtd>
      </mtr>
      <mtr>
        <mtd>
          <mrow>
            <mo stretchy="false">⇔</mo>
            <mrow>
              <mo stretchy="false">¬</mo>
              <mi>A</mi>
            </mrow>
            <mrow>
              <mi/>
              <mo stretchy="false">∧</mo>
              <mrow>
                <mo stretchy="false">(</mo>
                <mrow>
                  <mi>B</mi>
                  <mrow>
                    <mi/>
                    <mo stretchy="false">∨</mo>
                    <mi>C</mi>
                  </mrow>
                </mrow>
                <mo stretchy="false">)</mo>
              </mrow>
            </mrow>
          </mrow>
        </mtd>
      </mtr>
    </mtable>
    <annotation encoding="StarMath 5.0">alignl A ` downarrow (B ` downarrow C) ` newline
alignl dlrarrow neg(A ` or neg(B ` or C)) ` newline
alignl dlrarrow neg A ` and (B ` or C)</annotation>
  </semantics>
</math>
</file>

<file path=Object 17/content.xml><?xml version="1.0" encoding="utf-8"?>
<math xmlns="http://www.w3.org/1998/Math/MathML">
  <semantics>
    <mtable>
      <mtr>
        <mtd>
          <mrow>
            <mrow>
              <mo stretchy="false">(</mo>
              <mrow>
                <mi>A</mi>
                <mrow>
                  <mi/>
                  <mo stretchy="false">→</mo>
                  <mi/>
                </mrow>
                <mi>B</mi>
              </mrow>
              <mo stretchy="false">)</mo>
            </mrow>
            <mrow>
              <mi/>
              <mo stretchy="false">→</mo>
              <mi/>
            </mrow>
            <mi>C</mi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¬</mo>
                  <mi>A</mi>
                </mrow>
                <mrow>
                  <mi/>
                  <mo stretchy="false">∨</mo>
                  <mi>B</mi>
                </mrow>
              </mrow>
              <mo stretchy="false">)</mo>
            </mrow>
            <mrow>
              <mi/>
              <mo stretchy="false">→</mo>
              <mi/>
            </mrow>
            <mi>C</mi>
            <mi/>
          </mrow>
        </mtd>
      </mtr>
      <mtr>
        <mtd>
          <mrow>
            <mo stretchy="false">⇔</mo>
            <mrow>
              <mo stretchy="false">¬</mo>
              <mrow>
                <mo stretchy="false">(</mo>
                <mrow>
                  <mrow>
                    <mo stretchy="false">¬</mo>
                    <mi>A</mi>
                  </mrow>
                  <mrow>
                    <mi/>
                    <mo stretchy="false">∨</mo>
                    <mi>B</mi>
                  </mrow>
                </mrow>
                <mo stretchy="false">)</mo>
              </mrow>
            </mrow>
            <mrow>
              <mi/>
              <mo stretchy="false">∨</mo>
              <mi>C</mi>
            </mrow>
            <mi/>
          </mrow>
        </mtd>
      </mtr>
      <mtr>
        <mtd>
          <mrow>
            <mo stretchy="false">⇔</mo>
            <mrow>
              <mo stretchy="false">(</mo>
              <mrow>
                <mi>A</mi>
                <mrow>
                  <mi/>
                  <mo stretchy="false">∧</mo>
                  <mrow>
                    <mo stretchy="false">¬</mo>
                    <mi>B</mi>
                  </mrow>
                </mrow>
              </mrow>
              <mo stretchy="false">)</mo>
            </mrow>
            <mrow>
              <mi/>
              <mo stretchy="false">∨</mo>
              <mi>C</mi>
            </mrow>
          </mrow>
        </mtd>
      </mtr>
    </mtable>
    <annotation encoding="StarMath 5.0">alignl (A ` toward ` B) ` toward ` C ` newline
alignl dlrarrow  (neg A ` or B) ` toward ` C ` newline
alignl dlrarrow  neg (neg A ` or B) ` or C ` newline
alignl dlrarrow  (A ` and neg B) ` or C</annotation>
  </semantics>
</math>
</file>

<file path=Object 18/content.xml><?xml version="1.0" encoding="utf-8"?>
<math xmlns="http://www.w3.org/1998/Math/MathML">
  <semantics>
    <mtable>
      <mtr>
        <mtd>
          <mrow>
            <mi>A</mi>
            <mi>↔</mi>
            <mi>B</mi>
            <mi>↔</mi>
            <mi>C</mi>
            <mi/>
          </mrow>
        </mtd>
      </mtr>
      <mtr>
        <mtd>
          <mrow>
            <mo stretchy="false">⇔</mo>
            <mrow>
              <mo stretchy="false">(</mo>
              <mrow>
                <mi>A</mi>
                <mrow>
                  <mi/>
                  <mo stretchy="false">→</mo>
                  <mi/>
                </mrow>
                <mi>B</mi>
              </mrow>
              <mo stretchy="false">)</mo>
            </mrow>
            <mrow>
              <mi/>
              <mo stretchy="false">∧</mo>
              <mrow>
                <mo stretchy="false">(</mo>
                <mrow>
                  <mi>B</mi>
                  <mrow>
                    <mi/>
                    <mo stretchy="false">→</mo>
                    <mi/>
                  </mrow>
                  <mi>A</mi>
                </mrow>
                <mo stretchy="false">)</mo>
              </mrow>
            </mrow>
            <mrow>
              <mi/>
              <mo stretchy="false">∧</mo>
              <mrow>
                <mo stretchy="false">(</mo>
                <mrow>
                  <mi>B</mi>
                  <mrow>
                    <mi/>
                    <mo stretchy="false">→</mo>
                    <mi/>
                  </mrow>
                  <mi>C</mi>
                </mrow>
                <mo stretchy="false">)</mo>
              </mrow>
            </mrow>
            <mrow>
              <mi/>
              <mo stretchy="false">∧</mo>
              <mrow>
                <mo stretchy="false">(</mo>
                <mrow>
                  <mi>C</mi>
                  <mrow>
                    <mi/>
                    <mo stretchy="false">→</mo>
                    <mi/>
                  </mrow>
                  <mi>B</mi>
                </mrow>
                <mo stretchy="false">)</mo>
              </mrow>
            </mrow>
            <mi/>
          </mrow>
        </mtd>
      </mtr>
      <mtr>
        <mtd>
          <mrow>
            <mo stretchy="false">⇔</mo>
            <mrow>
              <mo stretchy="false">(</mo>
              <mrow>
                <mrow>
                  <mo stretchy="false">¬</mo>
                  <mi>A</mi>
                </mrow>
                <mrow>
                  <mi/>
                  <mo stretchy="false">∨</mo>
                  <mi>B</mi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o stretchy="false">¬</mo>
                    <mi>B</mi>
                  </mrow>
                  <mrow>
                    <mi/>
                    <mo stretchy="false">∨</mo>
                    <mi>A</mi>
                  </mrow>
                </mrow>
                <mo stretchy="false">)</mo>
              </mrow>
            </mrow>
            <mrow>
              <mi/>
              <mo stretchy="false">∧</mo>
              <mrow>
                <mo stretchy="false">(</mo>
                <mrow>
                  <mrow>
                    <mo stretchy="false">¬</mo>
                    <mi>B</mi>
                  </mrow>
                  <mrow>
                    <mi/>
                    <mo stretchy="false">∨</mo>
                    <mi>C</mi>
                  </mrow>
                </mrow>
                <mo stretchy="false">)</mo>
              </mrow>
            </mrow>
            <mrow>
              <mi/>
              <mo stretchy="false">∧</mo>
              <mrow>
                <mo stretchy="false">(</mo>
                <mrow>
                  <mrow>
                    <mo stretchy="false">¬</mo>
                    <mi>C</mi>
                  </mrow>
                  <mrow>
                    <mi/>
                    <mo stretchy="false">∨</mo>
                    <mi>B</mi>
                  </mrow>
                </mrow>
                <mo stretchy="false">)</mo>
              </mrow>
            </mrow>
          </mrow>
        </mtd>
      </mtr>
    </mtable>
    <annotation encoding="StarMath 5.0">alignl A ↔ B ↔ C ` newline
alignl dlrarrow  (A ` toward ` B) ` and (B ` toward ` A) ` and (B ` toward ` C) ` and (C ` toward `B) ` newline
alignl dlrarrow  (neg A ` or B) ` and (neg B ` or A) ` and (neg B ` or C) ` and (neg C ` or B)</annotation>
  </semantics>
</math>
</file>

<file path=Object 19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i>S</mi>
                    <mrow>
                      <mi/>
                      <mo stretchy="false">∧</mo>
                      <mrow>
                        <mo stretchy="false">¬</mo>
                        <mi>P</mi>
                      </mrow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(D `or S) ` and neg (S ` and neg P) ` and ` newline
alignl (neg S ` or neg D ` toward ` neg M) ` and ` newline
alignl (D ` toward ` S ` and neg M)</annotation>
  </semantics>
</math>
</file>

<file path=Object 2/content.xml><?xml version="1.0" encoding="utf-8"?>
<math xmlns="http://www.w3.org/1998/Math/MathML">
  <semantics>
    <mrow>
      <mi>I</mi>
      <mrow>
        <mo stretchy="false">(</mo>
        <mrow>
          <mrow>
            <mi>x</mi>
            <mo stretchy="false">&lt;</mo>
            <mfrac>
              <mn>2</mn>
              <mn>3</mn>
            </mfrac>
          </mrow>
          <mrow>
            <mrow>
              <mi/>
              <mo stretchy="false">∧</mo>
              <mi>x</mi>
            </mrow>
            <mo stretchy="false">&lt;</mo>
            <mfrac>
              <mn>4</mn>
              <mn>3</mn>
            </mfrac>
          </mrow>
        </mrow>
        <mo stretchy="false">)</mo>
      </mrow>
      <mi/>
    </mrow>
    <annotation encoding="StarMath 5.0">I (x &lt; 2 over 3 ` and x &lt; 4 over 3) ` newline</annotation>
  </semantics>
</math>
</file>

<file path=Object 20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i>D</mi>
                    <mrow>
                      <mi/>
                      <mo stretchy="false">∨</mo>
                      <mi>S</mi>
                    </mrow>
                  </mrow>
                  <mo stretchy="false">)</mo>
                </mrow>
                <mrow>
                  <mi/>
                  <mo stretchy="false">∧</mo>
                  <mrow>
                    <mo stretchy="false">(</mo>
                    <mrow>
                      <mi>S</mi>
                      <mrow>
                        <mi/>
                        <mo stretchy="false">→</mo>
                        <mi/>
                      </mrow>
                      <mi>P</mi>
                    </mrow>
                    <mo stretchy="false">)</mo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((D `or S) ` and (S ` toward ` P)) ` and ` newline
alignl (neg S ` or neg D ` toward ` neg M) ` and ` newline
alignl (D ` toward ` S ` and neg M)</annotation>
  </semantics>
</math>
</file>

<file path=Object 21/content.xml><?xml version="1.0" encoding="utf-8"?>
<math xmlns="http://www.w3.org/1998/Math/MathML">
  <semantics>
    <mrow>
      <mrow>
        <mo stretchy="false">¬</mo>
        <mrow>
          <mo stretchy="false">(</mo>
          <mrow>
            <mi>S</mi>
            <mrow>
              <mi/>
              <mo stretchy="false">∧</mo>
              <mrow>
                <mo stretchy="false">¬</mo>
                <mi>P</mi>
              </mrow>
            </mrow>
          </mrow>
          <mo stretchy="false">)</mo>
        </mrow>
      </mrow>
      <mo stretchy="false">⇔</mo>
      <mrow>
        <mo stretchy="false">¬</mo>
        <mi>S</mi>
      </mrow>
      <mrow>
        <mi/>
        <mo stretchy="false">∨</mo>
        <mi>P</mi>
      </mrow>
    </mrow>
    <annotation encoding="StarMath 5.0">neg (S ` and neg P) dlrarrow neg S ` or P</annotation>
  </semantics>
</math>
</file>

<file path=Object 22/content.xml><?xml version="1.0" encoding="utf-8"?>
<math xmlns="http://www.w3.org/1998/Math/MathML">
  <semantics>
    <mrow>
      <mrow>
        <mo stretchy="false">¬</mo>
        <mi>S</mi>
      </mrow>
      <mrow>
        <mi/>
        <mo stretchy="false">∨</mo>
        <mi>P</mi>
      </mrow>
      <mo stretchy="false">⇔</mo>
      <mrow>
        <mi>S</mi>
        <mo stretchy="false">→</mo>
        <mi>P</mi>
      </mrow>
    </mrow>
    <annotation encoding="StarMath 5.0">neg S ` or P dlrarrow S toward P</annotation>
  </semantics>
</math>
</file>

<file path=Object 23/content.xml><?xml version="1.0" encoding="utf-8"?>
<math xmlns="http://www.w3.org/1998/Math/MathML">
  <semantics>
    <mtable>
      <mtr>
        <mtd>
          <mrow>
            <mrow>
              <mo stretchy="false">(</mo>
              <mrow>
                <mstyle color="red">
                  <mrow>
                    <mi>D</mi>
                  </mrow>
                </mstyle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style color="red">
                    <mrow>
                      <mrow>
                        <mi>D</mi>
                        <mrow>
                          <mi/>
                          <mo stretchy="false">→</mo>
                          <mi/>
                        </mrow>
                        <mi>S</mi>
                      </mrow>
                    </mrow>
                  </mstyle>
                  <mrow>
                    <mi/>
                    <mo stretchy="false">∧</mo>
                    <mrow>
                      <mo stretchy="false">¬</mo>
                      <mi>M</mi>
                    </mrow>
                  </mrow>
                </mrow>
                <mo stretchy="false">)</mo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style color="red">
                  <mrow>
                    <mrow>
                      <mi>S</mi>
                      <mrow>
                        <mi/>
                        <mo stretchy="false">→</mo>
                        <mi/>
                      </mrow>
                      <mi>P</mi>
                    </mrow>
                  </mrow>
                </mstyle>
              </mrow>
              <mo stretchy="false">)</mo>
            </mrow>
            <mrow>
              <mi/>
              <mo stretchy="false">∧</mo>
              <mrow>
                <mo stretchy="false">(</mo>
                <mrow>
                  <mstyle color="red">
                    <mrow>
                      <mrow>
                        <mi>P</mi>
                        <mrow>
                          <mi/>
                          <mo stretchy="false">→</mo>
                          <mi/>
                        </mrow>
                      </mrow>
                    </mrow>
                  </mstyle>
                  <mi>S</mi>
                  <mrow>
                    <mi/>
                    <mo stretchy="false">∧</mo>
                    <mstyle color="red">
                      <mrow>
                        <mrow>
                          <mrow>
                            <mo stretchy="false">¬</mo>
                            <mi>D</mi>
                          </mrow>
                        </mrow>
                      </mrow>
                    </mstyle>
                  </mrow>
                </mrow>
                <mo stretchy="false">)</mo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</mrow>
        </mtd>
      </mtr>
    </mtable>
    <annotation encoding="StarMath 5.0">
alignl (color red D `or S) ` and (color red {D ` toward ` S} ` and neg M) ` and ` newline
alignl (color red {S ` toward ` P}) ` and (color red {P ` toward `} S ` and color red {neg D}) ` and ` newline
alignl (neg S ` or neg D ` toward ` neg M)
</annotation>
  </semantics>
</math>
</file>

<file path=Object 24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style color="red">
              <mrow>
                <mrow>
                  <mrow>
                    <mo stretchy="false">(</mo>
                    <mrow>
                      <mi>D</mi>
                      <mrow>
                        <mi/>
                        <mo stretchy="false">∨</mo>
                        <mi>S</mi>
                      </mrow>
                    </mrow>
                    <mo stretchy="false">)</mo>
                  </mrow>
                </mrow>
              </mrow>
            </mstyle>
            <mrow>
              <mi/>
              <mo stretchy="false">∧</mo>
              <mrow>
                <mo stretchy="false">¬</mo>
                <mrow>
                  <mo stretchy="false">(</mo>
                  <mrow>
                    <mi>S</mi>
                    <mrow>
                      <mi/>
                      <mo stretchy="false">∧</mo>
                      <mrow>
                        <mo stretchy="false">¬</mo>
                        <mi>P</mi>
                      </mrow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color red {(D `or S)} ` and neg (S ` and neg P) ` and ` newline
alignl (neg S ` or neg D ` toward ` neg M) ` and ` newline
alignl (D ` toward ` S ` and neg M)</annotation>
  </semantics>
</math>
</file>

<file path=Object 25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i>S</mi>
                    <mrow>
                      <mi/>
                      <mo stretchy="false">∧</mo>
                      <mrow>
                        <mo stretchy="false">¬</mo>
                        <mi>P</mi>
                      </mrow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(D `or S) ` and neg (S ` and neg P) ` and ` newline
alignl (neg S ` or neg D ` toward ` neg M) ` and ` newline
alignl (D ` toward ` S ` and neg M)</annotation>
  </semantics>
</math>
</file>

<file path=Object 26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(</mo>
                  <mrow>
                    <mi>D</mi>
                    <mrow>
                      <mi/>
                      <mo stretchy="false">∨</mo>
                      <mi>S</mi>
                    </mrow>
                  </mrow>
                  <mo stretchy="false">)</mo>
                </mrow>
                <mrow>
                  <mi/>
                  <mo stretchy="false">∧</mo>
                  <mrow>
                    <mo stretchy="false">(</mo>
                    <mrow>
                      <mstyle color="red">
                        <mrow>
                          <mrow>
                            <mi>S</mi>
                            <mrow>
                              <mi/>
                              <mo stretchy="false">→</mo>
                              <mi/>
                            </mrow>
                            <mi>P</mi>
                          </mrow>
                        </mrow>
                      </mstyle>
                    </mrow>
                    <mo stretchy="false">)</mo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((D `or S) ` and (color red {S ` toward ` P})) ` and ` newline
alignl (neg S ` or neg D ` toward ` neg M) ` and ` newline
alignl (D ` toward ` S ` and neg M)</annotation>
  </semantics>
</math>
</file>

<file path=Object 27/content.xml><?xml version="1.0" encoding="utf-8"?>
<math xmlns="http://www.w3.org/1998/Math/MathML">
  <semantics>
    <mrow>
      <mrow>
        <mo stretchy="false">¬</mo>
        <mi>S</mi>
      </mrow>
      <mrow>
        <mi/>
        <mo stretchy="false">∨</mo>
        <mi>P</mi>
      </mrow>
      <mo stretchy="false">⇔</mo>
      <mrow>
        <mi>S</mi>
        <mo stretchy="false">→</mo>
        <mi>P</mi>
      </mrow>
    </mrow>
    <annotation encoding="StarMath 5.0">neg S ` or P dlrarrow S toward P</annotation>
  </semantics>
</math>
</file>

<file path=Object 28/content.xml><?xml version="1.0" encoding="utf-8"?>
<math xmlns="http://www.w3.org/1998/Math/MathML">
  <semantics>
    <mrow>
      <mrow>
        <mo stretchy="false">¬</mo>
        <mrow>
          <mo stretchy="false">(</mo>
          <mrow>
            <mi>S</mi>
            <mrow>
              <mi/>
              <mo stretchy="false">∧</mo>
              <mrow>
                <mo stretchy="false">¬</mo>
                <mi>P</mi>
              </mrow>
            </mrow>
          </mrow>
          <mo stretchy="false">)</mo>
        </mrow>
      </mrow>
      <mo stretchy="false">⇔</mo>
      <mrow>
        <mo stretchy="false">¬</mo>
        <mi>S</mi>
      </mrow>
      <mrow>
        <mi/>
        <mo stretchy="false">∨</mo>
        <mi>P</mi>
      </mrow>
    </mrow>
    <annotation encoding="StarMath 5.0">neg (S ` and neg P) dlrarrow neg S ` or P</annotation>
  </semantics>
</math>
</file>

<file path=Object 29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i>S</mi>
                    <mrow>
                      <mi/>
                      <mo stretchy="false">∧</mo>
                      <mrow>
                        <mo stretchy="false">¬</mo>
                        <mi>P</mi>
                      </mrow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style color="red">
                    <mrow>
                      <mrow>
                        <mrow>
                          <mo stretchy="false">¬</mo>
                          <mi>D</mi>
                        </mrow>
                        <mrow>
                          <mi/>
                          <mo stretchy="false">→</mo>
                          <mi/>
                        </mrow>
                        <mrow>
                          <mo stretchy="false">¬</mo>
                          <mi>M</mi>
                        </mrow>
                      </mrow>
                    </mrow>
                  </mstyle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(D `or S) ` and neg (S ` and neg P) ` and ` newline
alignl (neg S ` or color red {neg D ` toward ` neg M}) ` and ` newline
alignl (D ` toward ` S ` and neg M)</annotation>
  </semantics>
</math>
</file>

<file path=Object 3/content.xml><?xml version="1.0" encoding="utf-8"?>
<math xmlns="http://www.w3.org/1998/Math/MathML">
  <semantics>
    <mtable>
      <mtr>
        <mtd>
          <mrow>
            <mfrac>
              <mrow>
                <mrow>
                  <mn>2x</mn>
                  <mo stretchy="false">+</mo>
                  <mn>1</mn>
                </mrow>
              </mrow>
              <mrow>
                <mn>2</mn>
                <mi>−</mi>
                <mn>3x</mn>
              </mrow>
            </mfrac>
            <mi/>
            <mi>≤</mi>
            <mi/>
            <mfrac>
              <mrow>
                <mrow>
                  <mn>2x</mn>
                  <mo stretchy="false">+</mo>
                  <mn>3</mn>
                </mrow>
              </mrow>
              <mrow>
                <mn>3x</mn>
                <mi>−</mi>
                <mn>4</mn>
              </mrow>
            </mfrac>
            <mrow>
              <mi/>
              <mo stretchy="false">⋅</mo>
              <mrow>
                <mo stretchy="false">(</mo>
                <mrow>
                  <mrow>
                    <mrow>
                      <mn>2</mn>
                      <mo stretchy="false">−</mo>
                      <mn>3x</mn>
                    </mrow>
                  </mrow>
                </mrow>
                <mo stretchy="false">)</mo>
              </mrow>
            </mrow>
            <mrow>
              <mi/>
              <mo stretchy="false">⋅</mo>
              <mrow>
                <mo stretchy="false">(</mo>
                <mrow>
                  <mrow>
                    <mn>3x</mn>
                    <mo stretchy="false">−</mo>
                    <mn>4</mn>
                  </mrow>
                </mrow>
                <mo stretchy="false">)</mo>
              </mrow>
            </mrow>
            <mi/>
          </mrow>
        </mtd>
      </mtr>
      <mtr>
        <mtd/>
      </mtr>
      <mtr>
        <mtd>
          <mrow>
            <mstyle color="red">
              <mrow>
                <mrow>
                  <mrow>
                    <mo stretchy="false">(</mo>
                    <mrow>
                      <mrow>
                        <mn>2x</mn>
                        <mo stretchy="false">+</mo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n>3x</mn>
                      <mi>−</mi>
                      <mn>4</mn>
                    </mrow>
                    <mo stretchy="false">)</mo>
                  </mrow>
                </mrow>
              </mrow>
            </mstyle>
            <mi/>
            <mi>≤</mi>
            <mi/>
            <mstyle color="blue">
              <mrow>
                <mrow>
                  <mrow>
                    <mo stretchy="false">(</mo>
                    <mrow>
                      <mrow>
                        <mn>2x</mn>
                        <mo stretchy="false">+</mo>
                        <mn>3</mn>
                      </mrow>
                    </mrow>
                    <mo stretchy="false">)</mo>
                  </mrow>
                  <mrow>
                    <mo stretchy="false">(</mo>
                    <mrow>
                      <mn>2</mn>
                      <mi>−</mi>
                      <mn>3x</mn>
                    </mrow>
                    <mo stretchy="false">)</mo>
                  </mrow>
                </mrow>
              </mrow>
            </mstyle>
            <mi/>
          </mrow>
        </mtd>
      </mtr>
      <mtr>
        <mtd>
          <mrow>
            <mi/>
            <mstyle color="red">
              <mrow>
                <mrow>
                  <mrow>
                    <mo stretchy="false">−</mo>
                    <mrow>
                      <mfrac>
                        <mn>1</mn>
                        <mn>2</mn>
                      </mfrac>
                    </mrow>
                  </mrow>
                  <mi/>
                  <mrow>
                    <mfrac>
                      <mn>4</mn>
                      <mn>3</mn>
                    </mfrac>
                  </mrow>
                </mrow>
              </mrow>
            </mstyle>
            <mi/>
            <mstyle color="blue">
              <mrow>
                <mrow>
                  <mrow>
                    <mo stretchy="false">−</mo>
                    <mrow>
                      <mfrac>
                        <mn>3</mn>
                        <mn>2</mn>
                      </mfrac>
                    </mrow>
                  </mrow>
                  <mi/>
                  <mrow>
                    <mfrac>
                      <mn>2</mn>
                      <mn>3</mn>
                    </mfrac>
                  </mrow>
                </mrow>
              </mrow>
            </mstyle>
            <mi/>
          </mrow>
        </mtd>
      </mtr>
      <mtr>
        <mtd>
          <mrow>
            <mi/>
            <mstyle color="red">
              <mrow>
                <mrow>
                  <mrow>
                    <mo stretchy="false">−</mo>
                    <mrow>
                      <mfrac>
                        <mn>3</mn>
                        <mn>6</mn>
                      </mfrac>
                    </mrow>
                  </mrow>
                  <mi/>
                  <mrow>
                    <mfrac>
                      <mn>8</mn>
                      <mn>6</mn>
                    </mfrac>
                  </mrow>
                </mrow>
              </mrow>
            </mstyle>
            <mi/>
            <mstyle color="blue">
              <mrow>
                <mrow>
                  <mrow>
                    <mo stretchy="false">−</mo>
                    <mrow>
                      <mfrac>
                        <mn>9</mn>
                        <mn>6</mn>
                      </mfrac>
                    </mrow>
                  </mrow>
                  <mi/>
                  <mrow>
                    <mfrac>
                      <mn>4</mn>
                      <mn>6</mn>
                    </mfrac>
                  </mrow>
                </mrow>
              </mrow>
            </mstyle>
            <mi/>
          </mrow>
        </mtd>
      </mtr>
      <mtr>
        <mtd>
          <mrow>
            <mi/>
            <mstyle color="red">
              <mrow>
                <mrow>
                  <mrow>
                    <mrow>
                      <mrow>
                        <mfrac>
                          <mn>8</mn>
                          <mn>6</mn>
                        </mfrac>
                      </mrow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row>
                              <mfrac>
                                <mn>3</mn>
                                <mn>6</mn>
                              </mfrac>
                            </mrow>
                          </mrow>
                        </mrow>
                        <mo stretchy="false">)</mo>
                      </mrow>
                    </mrow>
                    <mo stretchy="false">=</mo>
                    <mrow>
                      <mfrac>
                        <mn>11</mn>
                        <mn>6</mn>
                      </mfrac>
                    </mrow>
                  </mrow>
                </mrow>
              </mrow>
            </mstyle>
            <mi/>
            <mstyle color="blue">
              <mrow>
                <mrow>
                  <mrow>
                    <mrow>
                      <mrow>
                        <mfrac>
                          <mn>4</mn>
                          <mn>6</mn>
                        </mfrac>
                      </mrow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row>
                              <mfrac>
                                <mn>9</mn>
                                <mn>6</mn>
                              </mfrac>
                            </mrow>
                          </mrow>
                        </mrow>
                        <mo stretchy="false">)</mo>
                      </mrow>
                    </mrow>
                    <mo stretchy="false">=</mo>
                    <mrow>
                      <mfrac>
                        <mn>13</mn>
                        <mn>6</mn>
                      </mfrac>
                    </mrow>
                  </mrow>
                </mrow>
              </mrow>
            </mstyle>
          </mrow>
        </mtd>
      </mtr>
    </mtable>
    <annotation encoding="StarMath 5.0">alignl {2x + 1} over {2 − 3x} ` ≤ ` {2x + 3} over {3x − 4} ` ~ cdot ({2-3x}) `` cdot (3x-4)` newline
newline

alignl color red {(2x + 1)(3x − 4)} ` ≤ ` color blue {(2x + 3)(2 − 3x)} ` newline

alignl ~ color red {- {1 over 2} ~~~~~ {4 over 3}} ~~~~~~~ color blue {- {3 over 2} ~~~~~ {2 over 3}} ` newline

alignl ~ color red {- {3 over 6} ~~~~~ {8 over 6}} ~~~~~~~ color blue {- {9 over 6} ~~~~~ {4 over 6}} ` newline

alignl ~ color red {{8 over 6} - (-{3 over 6}) = {11 over 6}} ~~~~~~~ color blue {{4 over 6} - (-{9 over 6}) = {13 over 6}}</annotation>
  </semantics>
</math>
</file>

<file path=Object 34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D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i>S</mi>
                    <mrow>
                      <mi/>
                      <mo stretchy="false">∧</mo>
                      <mrow>
                        <mo stretchy="false">¬</mo>
                        <mi>P</mi>
                      </mrow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neg D) ` and ` newline
alignl (D `or S) ` and neg (S ` and neg P) ` and ` newline
alignl (neg S ` or neg D ` toward ` neg M) ` and ` newline
alignl (D ` toward ` S ` and neg M)</annotation>
  </semantics>
</math>
</file>

<file path=Object 35/content.xml><?xml version="1.0" encoding="utf-8"?>
<math xmlns="http://www.w3.org/1998/Math/MathML">
  <semantics>
    <mtable>
      <mtr>
        <mtd>
          <mrow>
            <mrow>
              <mo stretchy="false">(</mo>
              <mrow>
                <mstyle color="red">
                  <mrow>
                    <mi>D</mi>
                  </mrow>
                </mstyle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style color="red">
                    <mrow>
                      <mrow>
                        <mi>D</mi>
                        <mrow>
                          <mi/>
                          <mo stretchy="false">→</mo>
                          <mi/>
                        </mrow>
                        <mi>S</mi>
                      </mrow>
                    </mrow>
                  </mstyle>
                  <mrow>
                    <mi/>
                    <mo stretchy="false">∧</mo>
                    <mrow>
                      <mo stretchy="false">¬</mo>
                      <mi>M</mi>
                    </mrow>
                  </mrow>
                </mrow>
                <mo stretchy="false">)</mo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style color="red">
                  <mrow>
                    <mrow>
                      <mi>S</mi>
                      <mrow>
                        <mi/>
                        <mo stretchy="false">→</mo>
                        <mi/>
                      </mrow>
                      <mi>P</mi>
                    </mrow>
                  </mrow>
                </mstyle>
              </mrow>
              <mo stretchy="false">)</mo>
            </mrow>
            <mrow>
              <mi/>
              <mo stretchy="false">∧</mo>
              <mrow>
                <mo stretchy="false">(</mo>
                <mrow>
                  <mstyle color="red">
                    <mrow>
                      <mrow>
                        <mi>P</mi>
                        <mrow>
                          <mi/>
                          <mo stretchy="false">→</mo>
                          <mi/>
                        </mrow>
                      </mrow>
                    </mrow>
                  </mstyle>
                  <mi>S</mi>
                  <mrow>
                    <mi/>
                    <mo stretchy="false">∧</mo>
                    <mstyle color="red">
                      <mrow>
                        <mrow>
                          <mrow>
                            <mo stretchy="false">¬</mo>
                            <mi>D</mi>
                          </mrow>
                        </mrow>
                      </mrow>
                    </mstyle>
                  </mrow>
                </mrow>
                <mo stretchy="false">)</mo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</mrow>
        </mtd>
      </mtr>
    </mtable>
    <annotation encoding="StarMath 5.0">
alignl (color red D `or S) ` and (color red {D ` toward ` S} ` and neg M) ` and ` newline
alignl (color red {S ` toward ` P}) ` and (color red {P ` toward `} S ` and color red {neg D}) ` and ` newline
alignl (neg S ` or neg D ` toward ` neg M)
</annotation>
  </semantics>
</math>
</file>

<file path=Object 36/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n>1</mn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n>0</mn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i>S</mi>
                    <mrow>
                      <mi/>
                      <mo stretchy="false">∧</mo>
                      <mrow>
                        <mo stretchy="false">¬</mo>
                        <mi>P</mi>
                      </mrow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S</mi>
                </mrow>
                <mrow>
                  <mi/>
                  <mo stretchy="false">∨</mo>
                  <mn>1</mn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n>0</mn>
                <mrow>
                  <mi/>
                  <mo stretchy="false">→</mo>
                  <mi/>
                </mrow>
                <mi>S</mi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P ` toward ` S ` and 1) ` and ` newline
alignl (0 `or S) ` and neg (S ` and neg P) ` and ` newline
alignl (neg S ` or 1 ` toward ` neg M) ` and ` newline
alignl (0 ` toward ` S ` and neg M)</annotation>
  </semantics>
</math>
</file>

<file path=Object 37/content.xml><?xml version="1.0" encoding="utf-8"?>
<math xmlns="http://www.w3.org/1998/Math/MathML">
  <semantics>
    <mtable>
      <mtr>
        <mtd>
          <mrow>
            <mrow>
              <mo stretchy="false">(</mo>
              <mrow>
                <mrow>
                  <mo stretchy="false">¬</mo>
                  <mi>P</mi>
                </mrow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i>S</mi>
            <mrow>
              <mi/>
              <mo stretchy="false">∧</mo>
              <mrow>
                <mo stretchy="false">(</mo>
                <mrow>
                  <mrow>
                    <mo stretchy="false">¬</mo>
                    <mi>S</mi>
                  </mrow>
                  <mrow>
                    <mi/>
                    <mo stretchy="false">∨</mo>
                    <mi>P</mi>
                  </mrow>
                </mrow>
                <mo stretchy="false">)</mo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S</mi>
                <mrow>
                  <mi/>
                  <mo stretchy="false">∧</mo>
                  <mn>0</mn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n>1</mn>
                <mrow>
                  <mi/>
                  <mo stretchy="false">∨</mo>
                  <mi>S</mi>
                </mrow>
                <mrow>
                  <mi/>
                  <mo stretchy="false">∧</mo>
                  <mrow>
                    <mo stretchy="false">¬</mo>
                    <mi>M</mi>
                  </mrow>
                </mrow>
              </mrow>
              <mo stretchy="false">)</mo>
            </mrow>
          </mrow>
        </mtd>
      </mtr>
    </mtable>
    <annotation encoding="StarMath 5.0">alignl (neg P ` or S) ` and ` newline
alignl S ` and (neg S ` or P) ` and ` newline
alignl (S ` and 0 ` or neg M) ` and ` newline
alignl (1 ` or S ` and neg M)</annotation>
  </semantics>
</math>
</file>

<file path=Object 38/content.xml><?xml version="1.0" encoding="utf-8"?>
<math xmlns="http://www.w3.org/1998/Math/MathML">
  <semantics>
    <mrow>
      <mi>S</mi>
      <mrow>
        <mi/>
        <mo stretchy="false">∧</mo>
        <mi>P</mi>
      </mrow>
      <mrow>
        <mi/>
        <mo stretchy="false">∧</mo>
        <mrow>
          <mo stretchy="false">¬</mo>
          <mi>M</mi>
        </mrow>
      </mrow>
      <mrow>
        <mi/>
        <mo stretchy="false">∧</mo>
        <mn>1</mn>
      </mrow>
    </mrow>
    <annotation encoding="StarMath 5.0">alignl S ` and P ` and neg M ` and 1</annotation>
  </semantics>
</math>
</file>

<file path=Object 4/content.xml><?xml version="1.0" encoding="utf-8"?>
<math xmlns="http://www.w3.org/1998/Math/MathML">
  <semantics>
    <mrow>
      <mrow>
        <mrow>
          <mi>x</mi>
          <mo stretchy="false">∉</mo>
          <mrow>
            <mo stretchy="false">{</mo>
            <mrow>
              <mrow>
                <mrow>
                  <mfrac>
                    <mn>2</mn>
                    <mn>3</mn>
                  </mfrac>
                </mrow>
                <mi>,</mi>
                <mrow>
                  <mfrac>
                    <mn>4</mn>
                    <mn>3</mn>
                  </mfrac>
                </mrow>
              </mrow>
            </mrow>
            <mo stretchy="false">}</mo>
          </mrow>
        </mrow>
      </mrow>
      <mi/>
    </mrow>
    <annotation encoding="StarMath 5.0">{x notin lbrace {{2 over 3}, {4 over 3}} rbrace } ` newline</annotation>
  </semantics>
</math>
</file>

<file path=Object 6/content.xml><?xml version="1.0" encoding="utf-8"?>
<math xmlns="http://www.w3.org/1998/Math/MathML">
  <semantics>
    <mtable>
      <mtr>
        <mtd>
          <mrow>
            <mrow>
              <mo stretchy="false">(</mo>
              <mrow>
                <mrow>
                  <mn>2x</mn>
                  <mo stretchy="false">+</mo>
                  <mn>1</mn>
                </mrow>
              </mrow>
              <mo stretchy="false">)</mo>
            </mrow>
            <mrow>
              <mo stretchy="false">(</mo>
              <mrow>
                <mrow>
                  <mn>3x</mn>
                  <mo stretchy="false">−</mo>
                  <mn>4</mn>
                </mrow>
              </mrow>
              <mo stretchy="false">)</mo>
            </mrow>
            <mrow>
              <mi/>
              <mo stretchy="false">≤</mo>
              <mrow>
                <mo stretchy="false">(</mo>
                <mrow>
                  <mrow>
                    <mn>2x</mn>
                    <mo stretchy="false">+</mo>
                    <mn>3</mn>
                  </mrow>
                </mrow>
                <mo stretchy="false">)</mo>
              </mrow>
            </mrow>
            <mrow>
              <mo stretchy="false">(</mo>
              <mrow>
                <mrow>
                  <mn>2</mn>
                  <mo stretchy="false">−</mo>
                  <mn>3x</mn>
                </mrow>
              </mrow>
              <mo stretchy="false">)</mo>
            </mrow>
            <mi/>
          </mrow>
        </mtd>
      </mtr>
      <mtr>
        <mtd>
          <mrow>
            <msup>
              <mn>6x</mn>
              <mrow>
                <mn>2</mn>
              </mrow>
            </msup>
            <mrow>
              <mi/>
              <mo stretchy="false">−</mo>
              <mn>8x</mn>
            </mrow>
            <mrow>
              <mi/>
              <mo stretchy="false">+</mo>
              <mn>3x</mn>
            </mrow>
            <mrow>
              <mi/>
              <mo stretchy="false">−</mo>
              <mn>4</mn>
            </mrow>
            <mrow>
              <mi/>
              <mo stretchy="false">≤</mo>
              <mrow>
                <mi/>
                <mo stretchy="false">−</mo>
                <msup>
                  <mn>6x</mn>
                  <mrow>
                    <mn>2</mn>
                  </mrow>
                </msup>
              </mrow>
            </mrow>
            <mrow>
              <mi/>
              <mo stretchy="false">+</mo>
              <mn>4x</mn>
            </mrow>
            <mrow>
              <mi/>
              <mo stretchy="false">−</mo>
              <mn>6x</mn>
            </mrow>
            <mrow>
              <mi/>
              <mo stretchy="false">+</mo>
              <mn>6</mn>
            </mrow>
            <mi/>
          </mrow>
        </mtd>
      </mtr>
      <mtr>
        <mtd>
          <mrow>
            <mrow>
              <mrow>
                <msup>
                  <mn>12x</mn>
                  <mrow>
                    <mn>2</mn>
                  </mrow>
                </msup>
                <mo stretchy="false">−</mo>
                <mn>3x</mn>
              </mrow>
              <mo stretchy="false">+</mo>
              <mn>2</mn>
            </mrow>
            <mrow>
              <mi/>
              <mo stretchy="false">≤</mo>
              <mn>0</mn>
            </mrow>
            <mi/>
          </mrow>
        </mtd>
      </mtr>
      <mtr>
        <mtd>
          <mrow>
            <msup>
              <mi>x</mi>
              <mrow>
                <mn>2</mn>
              </mrow>
            </msup>
            <mrow>
              <mi/>
              <mo stretchy="false">−</mo>
              <mrow>
                <mfrac>
                  <mn>1</mn>
                  <mn>4</mn>
                </mfrac>
              </mrow>
            </mrow>
            <mi>x</mi>
            <mrow>
              <mi/>
              <mo stretchy="false">+</mo>
              <mrow>
                <mfrac>
                  <mn>1</mn>
                  <mn>6</mn>
                </mfrac>
              </mrow>
            </mrow>
            <mrow>
              <mi/>
              <mo stretchy="false">≤</mo>
              <mn>0</mn>
            </mrow>
          </mrow>
        </mtd>
      </mtr>
    </mtable>
    <annotation encoding="StarMath 5.0">alignl (2x + 1)(3x - 4) ` le (2x + 3)(2 - 3x) ` newline
alignl 6x sup {2} `- 8x `+ 3x `- 4 ` le `- 6x sup {2} `+ 4x `- 6x `+ 6 ` newline
alignl 12x sup {2} - 3x + 2 ` le 0 ` newline
alignl x sup {2} `- {1 over 4}x `+ {1 over 6} ` le 0
</annotation>
  </semantics>
</math>
</file>

<file path=Object 7/content.xml><?xml version="1.0" encoding="utf-8"?>
<math xmlns="http://www.w3.org/1998/Math/MathML">
  <semantics>
    <mrow>
      <mrow>
        <mi>x</mi>
        <mo stretchy="false">∈</mo>
        <mrow>
          <mrow>
            <mo stretchy="true">[</mo>
          </mrow>
          <mo stretchy="false">−</mo>
          <mrow>
            <mfrac>
              <mn>3</mn>
              <mn>6</mn>
            </mfrac>
          </mrow>
        </mrow>
      </mrow>
      <mi>,</mi>
      <mrow>
        <mfrac>
          <mn>4</mn>
          <mn>6</mn>
        </mfrac>
      </mrow>
      <mrow>
        <mo stretchy="true">[</mo>
      </mrow>
      <mi/>
    </mrow>
    <annotation encoding="StarMath 5.0">x in left [ right none - {3 over 6}, {4 over 6} left [ right none ` newline</annotation>
  </semantics>
</math>
</file>

<file path=Object 8/content.xml><?xml version="1.0" encoding="utf-8"?>
<math xmlns="http://www.w3.org/1998/Math/MathML">
  <semantics>
    <mrow>
      <mrow>
        <mo stretchy="false">(</mo>
        <mrow>
          <mi>A</mi>
          <mi>↔</mi>
          <mi>B</mi>
        </mrow>
        <mo stretchy="false">)</mo>
      </mrow>
      <mi>↔</mi>
      <mi>C</mi>
      <mo stretchy="false">⇔</mo>
      <mi>A</mi>
      <mi>↔</mi>
      <mrow>
        <mo stretchy="false">(</mo>
        <mrow>
          <mi>B</mi>
          <mi>↔</mi>
          <mi>C</mi>
        </mrow>
        <mo stretchy="false">)</mo>
      </mrow>
    </mrow>
    <annotation encoding="StarMath 5.0">(A ↔ B) ↔ C dlrarrow A ↔ (B ↔ C)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5.33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 ↔ B</text:p>
          </table:table-cell>
          <table:table-cell table:style-name="ce1" office:value-type="string">
            <text:p>B ↔ C</text:p>
          </table:table-cell>
          <table:table-cell table:style-name="ce1" office:value-type="string">
            <text:p>(A ↔ B) ↔ C</text:p>
          </table:table-cell>
          <table:table-cell table:style-name="ce1" office:value-type="string">
            <text:p>A ↔ (B ↔ C)</text:p>
          </table:table-cell>
          <table:table-cell table:style-name="ce4" office:value-type="string">
            <text:p>((A ↔ B) ↔ C) ↔ (A ↔ (B ↔ C))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 office:value-type="float" office:value="1">
            <text:p>1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.11.2016</text:date>, <text:time>15:22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